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777_1419486361"/><text:span text:style-name="T1">#1050</text:span><text:bookmark-end text:name="__RefHeading___Toc2777_1419486361"/></text:h>
        <text:p text:style-name="P3"/>
        <text:p text:style-name="P4">Três coisas que nos atrapalham em nossa ocupação com Cristo e Sua vinda: o temor do homem; o engano das riquezas; os cuidados desta vida.</text:p>
        <text:p text:style-name="P3"/>
        <text:h text:style-name="P2" text:outline-level="2"><text:bookmark-start text:name="__RefHeading___Toc2779_1419486361"/><text:a xlink:type="simple" xlink:href="http://bibliaonline.com.br/acf/hc/1" text:style-name="Internet_20_link" text:visited-style-name="Visited_20_Internet_20_Link"><text:span text:style-name="T1">HABACUQUE 1</text:span></text:a><text:bookmark-end text:name="__RefHeading___Toc2779_1419486361"/></text:h>
        <text:p text:style-name="P3"/>
        <text:p text:style-name="P4">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3"/>
        <text:p text:style-name="P4">Então ele se ira pelo fato dos Israelitas serem mortos pelas nações ao redor. Mas Deus lhe explica algumas coisas que Deus sabia que iriam acontecer. Habacuque sabe que essas nações bem queriam atacar Israel. Portanto decide que era melhor parar de falar e 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3"/>
        <text:p text:style-name="P3"><text:a xlink:type="simple" xlink:href="http://bibliaonline.com.br/acf/hc/1/1-4" text:style-name="Internet_20_link" text:visited-style-name="Visited_20_Internet_20_Link"><text:span text:style-name="T1">Hc 1:1-4</text:span></text:a><text:span text:style-name="T1"> Ele está reclamando para Deus que todos estavam se afastando e transgredindo a lei, e Deus não estava fazendo nada a respeito.</text:span></text:p>
        <text:p text:style-name="P3"/>
        <text:p text:style-name="P3"><text:a xlink:type="simple" xlink:href="http://bibliaonline.com.br/acf/hc/1/5-11" text:style-name="Internet_20_link" text:visited-style-name="Visited_20_Internet_20_Link"><text:span text:style-name="T1">Hc 1:5-11</text:span></text:a><text:span text:style-name="T1"> Foi permitido que o inimigo causasse esse estrago por causa dos pecados de Israel. Eles achavam que estivessem fazendo isso para seu próprio deus.</text:span></text:p>
        <text:p text:style-name="P3"/>
        <text:p text:style-name="P3"><text:a xlink:type="simple" xlink:href="http://bibliaonline.com.br/acf/hc/1/12-17" text:style-name="Internet_20_link" text:visited-style-name="Visited_20_Internet_20_Link"><text:span text:style-name="T1">Hc 1:12-17</text:span></text:a><text:span text:style-name="T1"> Ele sabe que Deus é desde a eternidade e pode fazer qualquer coisa!</text:span></text:p>
        <text:p text:style-name="P3"/>
        <text:h text:style-name="P1" text:outline-level="2"><text:bookmark-start text:name="__RefHeading___Toc2781_1419486361"/>#1051<text:bookmark-end text:name="__RefHeading___Toc2781_1419486361"/></text:h>
        <text:p text:style-name="P3"/>
        <text:p text:style-name="P4">A oração fará um homem deixar de pecar, ou o pecado fará um homem deixar de orar. Ore sempre: pois a oração é um escudo para a alma, um sacrifício para Deus, e um <text:soft-page-break/>castigo para Satanás. John Bunyan</text:p>
        <text:p text:style-name="P3"/>
        <text:h text:style-name="P2" text:outline-level="2"><text:bookmark-start text:name="__RefHeading___Toc2783_1419486361"/><text:a xlink:type="simple" xlink:href="http://bibliaonline.com.br/acf/hc/2" text:style-name="Internet_20_link" text:visited-style-name="Visited_20_Internet_20_Link"><text:span text:style-name="T1">HABACUQUE 2</text:span></text:a><text:bookmark-end text:name="__RefHeading___Toc2783_1419486361"/></text:h>
        <text:p text:style-name="P3"/>
        <text:p text:style-name="P3"><text:a xlink:type="simple" xlink:href="http://bibliaonline.com.br/acf/hc/2/1-3" text:style-name="Internet_20_link" text:visited-style-name="Visited_20_Internet_20_Link"><text:span text:style-name="T1">Hc 2:1-3</text:span></text:a><text:span text:style-name="T1">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span></text:p>
        <text:p text:style-name="P3"/>
        <text:p text:style-name="P3"><text:a xlink:type="simple" xlink:href="http://bibliaonline.com.br/acf/hc/2/4" text:style-name="Internet_20_link" text:visited-style-name="Visited_20_Internet_20_Link"><text:span text:style-name="T1">Hc 2:4</text:span></text:a><text:span text:style-name="T1"> Bom para nós hoje.</text:span></text:p>
        <text:p text:style-name="P3"/>
        <text:p text:style-name="P3"><text:a xlink:type="simple" xlink:href="http://bibliaonline.com.br/acf/hc/2/5-19" text:style-name="Internet_20_link" text:visited-style-name="Visited_20_Internet_20_Link"><text:span text:style-name="T1">Hc 2:5-19</text:span></text:a><text:span text:style-name="T1"> Diversos avisos. Não julgue as coisas pelo que você vê (Leia João </text:span><text:a xlink:type="simple" xlink:href="http://bibliaonline.com.br/acf/jo/20/29" text:style-name="Internet_20_link" text:visited-style-name="Visited_20_Internet_20_Link"><text:span text:style-name="T1">20:29</text:span></text:a><text:span text:style-name="T1">).</text:span></text:p>
        <text:p text:style-name="P3"/>
        <text:p text:style-name="P3"><text:a xlink:type="simple" xlink:href="http://bibliaonline.com.br/acf/hc/2/14" text:style-name="Internet_20_link" text:visited-style-name="Visited_20_Internet_20_Link"><text:span text:style-name="T1">Hc 2:14</text:span></text:a><text:span text:style-name="T1"> Refere-se a como as coisas serão no Milênio.</text:span></text:p>
        <text:p text:style-name="P3"/>
        <text:p text:style-name="P3"><text:a xlink:type="simple" xlink:href="http://bibliaonline.com.br/acf/hc/2/18,19" text:style-name="Internet_20_link" text:visited-style-name="Visited_20_Internet_20_Link"><text:span text:style-name="T1">Hc 2:18,19</text:span></text:a><text:span text:style-name="T1"> Um aviso contra a adoração aos ídolos.</text:span></text:p>
        <text:p text:style-name="P3"/>
        <text:p text:style-name="P3"><text:a xlink:type="simple" xlink:href="http://bibliaonline.com.br/acf/hc/2/20" text:style-name="Internet_20_link" text:visited-style-name="Visited_20_Internet_20_Link"><text:span text:style-name="T1">Hc 2:20</text:span></text:a><text:span text:style-name="T1"> Nos diz que o Senhor está no controle de tudo.</text:span></text:p>
        <text:p text:style-name="P3"/>
        <text:h text:style-name="P1" text:outline-level="2"><text:bookmark-start text:name="__RefHeading___Toc2785_1419486361"/>#1052<text:bookmark-end text:name="__RefHeading___Toc2785_1419486361"/></text:h>
        <text:p text:style-name="P3"/>
        <text:p text:style-name="P4">Se não existir piedade no lar, não haverá bênção na assembléia.</text:p>
        <text:p text:style-name="P3"/>
        <text:h text:style-name="P2" text:outline-level="2"><text:bookmark-start text:name="__RefHeading___Toc2787_1419486361"/><text:a xlink:type="simple" xlink:href="http://bibliaonline.com.br/acf/hc/3" text:style-name="Internet_20_link" text:visited-style-name="Visited_20_Internet_20_Link"><text:span text:style-name="T1">HABACUQUE 3</text:span></text:a><text:bookmark-end text:name="__RefHeading___Toc2787_1419486361"/></text:h>
        <text:p text:style-name="P3"/>
        <text:p text:style-name="P3"><text:a xlink:type="simple" xlink:href="http://bibliaonline.com.br/acf/hc/3/1-" text:style-name="Internet_20_link" text:visited-style-name="Visited_20_Internet_20_Link"><text:span text:style-name="T1">Hc 3:1-</text:span></text:a><text:span text:style-name="T1">final Que mudança acontece! Agora Habacuque ora. "Sigionote" significa um canto poético grave ou uma elegia.</text:span></text:p>
        <text:p text:style-name="P3"/>
        <text:p text:style-name="P3"><text:a xlink:type="simple" xlink:href="http://bibliaonline.com.br/acf/hc/3/17-19" text:style-name="Internet_20_link" text:visited-style-name="Visited_20_Internet_20_Link"><text:span text:style-name="T1">Hc 3:17-19</text:span></text:a><text:span text:style-name="T1"> Que confiança maravilhosa! Ele agora pode dizer, "Senhor, apesar de tomares tudo, sim, tudo, ainda posso me regozijar em Ti!" Maravilhoso este pequeno Livro, cheio de instruções para nós! Começa com um "fardo" e termina com um cântico! Quando estamos desfrutando do Senhor Jesus, Ele transforma nossos problemas e fardos em um </text:span><text:soft-page-break/><text:span text:style-name="T1">cântico. A harpa é um instrumento de cordas, também encontrado em Ap </text:span><text:a xlink:type="simple" xlink:href="http://bibliaonline.com.br/acf/ap/5/8" text:style-name="Internet_20_link" text:visited-style-name="Visited_20_Internet_20_Link"><text:span text:style-name="T1">5:8</text:span></text:a><text:span text:style-name="T1">.</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08:15.020709898</dc:date>
    <meta:creation-date>2018-06-11T22:51:04.642681485</meta:creation-date>
    <meta:generator>LibreOffice/6.0.7.3$Linux_X86_64 LibreOffice_project/00m0$Build-3</meta:generator>
    <meta:editing-duration>PT18M34S</meta:editing-duration>
    <meta:editing-cycles>1</meta:editing-cycles>
    <meta:document-statistic meta:table-count="0" meta:image-count="0" meta:object-count="0" meta:page-count="3" meta:paragraph-count="22" meta:word-count="505" meta:character-count="2878" meta:non-whitespace-character-count="2395"/>
  </office:meta>
</office:document-meta>
</file>